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65000001B90DCEE115B23EEB8E.png" manifest:media-type="image/png"/>
  <manifest:file-entry manifest:full-path="Pictures/100000000000008800000119F809BA4AF2D3196A.png" manifest:media-type="image/png"/>
  <manifest:file-entry manifest:full-path="Pictures/1000000100000694000003EC9EA9C9E1F3789B2F.png" manifest:media-type="image/png"/>
  <manifest:file-entry manifest:full-path="Pictures/100000010000045800000096E21691B474F499E8.png" manifest:media-type="image/png"/>
  <manifest:file-entry manifest:full-path="Pictures/10000001000004670000028E2BC36785E0F2CCE0.png" manifest:media-type="image/png"/>
  <manifest:file-entry manifest:full-path="Pictures/1000000000000069000001DC85002326E57087B1.png" manifest:media-type="image/png"/>
  <manifest:file-entry manifest:full-path="Pictures/100000000000033A0000029FFD2D73376E769DA7.png" manifest:media-type="image/png"/>
  <manifest:file-entry manifest:full-path="Pictures/100000010000045A000000F56CB5252822DA135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paragraph-rsid="00233c38"/>
    </style:style>
    <style:style style:name="P2" style:family="paragraph" style:parent-style-name="Standard">
      <style:text-properties officeooo:paragraph-rsid="00233c38"/>
    </style:style>
    <style:style style:name="P3" style:family="paragraph" style:parent-style-name="Standard">
      <style:text-properties officeooo:rsid="00261a38" officeooo:paragraph-rsid="00261a38"/>
    </style:style>
    <style:style style:name="P4" style:family="paragraph" style:parent-style-name="Standard">
      <style:text-properties officeooo:paragraph-rsid="00261a38"/>
    </style:style>
    <style:style style:name="T1" style:family="text">
      <style:text-properties officeooo:rsid="00261a3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7.5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8" text:anchor-type="as-char" svg:y="-11.709cm" svg:width="3.598cm" svg:height="7.435cm" draw:z-index="7"><draw:image xlink:href="Pictures/100000000000008800000119F809BA4AF2D3196A.png" xlink:type="simple" xlink:show="embed" xlink:actuate="onLoad" draw:mime-type="image/png"/></draw:frame><draw:frame draw:style-name="fr4" draw:name="Изображение1" text:anchor-type="as-char" svg:width="9.446cm" svg:height="11.668cm" draw:z-index="0"><draw:image xlink:href="Pictures/1000000000000165000001B90DCEE115B23EEB8E.png" xlink:type="simple" xlink:show="embed" xlink:actuate="onLoad" draw:mime-type="image/png"/></draw:frame></text:p>
      <text:p text:style-name="Standard"/>
      <text:p text:style-name="Standard"><draw:frame draw:style-name="fr4" draw:name="Изображение2" text:anchor-type="as-char" svg:width="2.778cm" svg:height="12.594cm" draw:z-index="1"><draw:image xlink:href="Pictures/1000000000000069000001DC85002326E57087B1.png" xlink:type="simple" xlink:show="embed" xlink:actuate="onLoad" draw:mime-type="image/png"/></draw:frame></text:p>
      <text:p text:style-name="Standard"/>
      <text:p text:style-name="Standard"><text:soft-page-break/><draw:frame draw:style-name="fr3" draw:name="Изображение3" text:anchor-type="as-char" svg:width="17cm" svg:height="7.904cm" draw:z-index="2"><draw:image xlink:href="Pictures/100000000000033A0000029FFD2D73376E769DA7.png" xlink:type="simple" xlink:show="embed" xlink:actuate="onLoad" draw:mime-type="image/png"/></draw:frame></text:p>
      <text:p text:style-name="P1"><draw:frame draw:style-name="fr2" draw:name="Изображение4" text:anchor-type="as-char" svg:width="17cm" svg:height="3.738cm" draw:z-index="3"><draw:image xlink:href="Pictures/100000010000045A000000F56CB5252822DA1357.png" xlink:type="simple" xlink:show="embed" xlink:actuate="onLoad" draw:mime-type="image/png"/></draw:frame></text:p>
      <text:p text:style-name="P1"><draw:frame draw:style-name="fr2" draw:name="Изображение5" text:anchor-type="as-char" svg:width="17cm" svg:height="9.864cm" draw:z-index="4"><draw:image xlink:href="Pictures/10000001000004670000028E2BC36785E0F2CCE0.png" xlink:type="simple" xlink:show="embed" xlink:actuate="onLoad" draw:mime-type="image/png"/></draw:frame></text:p>
      <text:p text:style-name="P1"><draw:frame draw:style-name="fr2" draw:name="Изображение6" text:anchor-type="as-char" svg:width="17cm" svg:height="2.291cm" draw:z-index="5"><draw:image xlink:href="Pictures/100000010000045800000096E21691B474F499E8.png" xlink:type="simple" xlink:show="embed" xlink:actuate="onLoad" draw:mime-type="image/png"/></draw:frame></text:p>
      <text:p text:style-name="P1"><text:soft-page-break/><draw:frame draw:style-name="fr2" draw:name="Изображение7" text:anchor-type="as-char" svg:width="17cm" svg:height="10.135cm" draw:z-index="6"><draw:image xlink:href="Pictures/1000000100000694000003EC9EA9C9E1F3789B2F.png" xlink:type="simple" xlink:show="embed" xlink:actuate="onLoad" draw:mime-type="image/png"/></draw:frame></text:p>
      <text:p text:style-name="P3">subplot(2,2,1), bar(X,Y,“y“)</text:p>
      <text:p text:style-name="P4"><text:span text:style-name="T1">subplot(2,2,4), plot(X,Z,“--rh“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17T09:17:51.628098240</meta:creation-date>
    <dc:date>2023-03-10T08:45:54.635304079</dc:date>
    <meta:editing-duration>PT1H47M15S</meta:editing-duration>
    <meta:editing-cycles>7</meta:editing-cycles>
    <meta:generator>LibreOffice/7.2.4.1$Linux_X86_64 LibreOffice_project/20$Build-1</meta:generator>
    <meta:document-statistic meta:table-count="0" meta:image-count="8" meta:object-count="0" meta:page-count="3" meta:paragraph-count="9" meta:word-count="32" meta:character-count="60" meta:non-whitespace-character-count="58"/>
  </office:meta>
</office:document-meta>
</file>